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0d0d0" draw:textarea-horizontal-align="justify" draw:textarea-vertical-align="middle" draw:auto-grow-height="false" fo:min-height="0.195cm" fo:min-width="0.389cm"/>
    </style:style>
    <style:style style:name="gr2" style:family="graphic" style:parent-style-name="standard">
      <style:graphic-properties svg:stroke-color="#191919" draw:fill="none" draw:textarea-horizontal-align="justify" draw:textarea-vertical-align="middle" draw:auto-grow-height="false" fo:min-height="2.163cm" fo:min-width="2.929cm"/>
    </style:style>
    <style:style style:name="gr3" style:family="graphic" style:parent-style-name="standard">
      <style:graphic-properties svg:stroke-color="#191919" draw:fill="none" draw:textarea-horizontal-align="justify" draw:textarea-vertical-align="middle" draw:auto-grow-height="false" fo:min-height="2.163cm" fo:min-width="3.544cm"/>
    </style:style>
    <style:style style:name="gr4" style:family="graphic" style:parent-style-name="standard">
      <style:graphic-properties draw:stroke="none" svg:stroke-color="#000000" draw:fill="none" draw:fill-color="#ffffff" fo:min-height="1.297cm"/>
    </style:style>
    <style:style style:name="gr5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loext:graphic-properties draw:fill-color="#d0d0d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1pt"/>
    </style:style>
    <style:style style:name="T1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weight-asian="bold" style:font-weight-complex="bold"/>
    </style:style>
    <style:style style:name="T5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0.889cm" svg:x="1.854cm" svg:y="1.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3.429cm" svg:height="2.413cm" svg:x="3.251cm" svg:y="0.321cm">
          <text:p text:style-name="P2"><text:span text:style-name="T1">Step-1 </text:span></text:p>
          <text:p text:style-name="P2"><text:span text:style-name="T2"/></text:p>
          <text:p text:style-name="P2"><text:span text:style-name="T2">LiDAR <text:s/></text:span></text:p>
          <text:p text:style-name="P2"><text:span text:style-name="T2">Data Filte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889cm" svg:x="7.055cm" svg:y="1.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044cm" svg:height="2.413cm" svg:x="8.351cm" svg:y="0.321cm">
          <text:p text:style-name="P2"><text:span text:style-name="T1">Step-2</text:span></text:p>
          <text:p text:style-name="P2"><text:span text:style-name="T3"/></text:p>
          <text:p text:style-name="P2"><text:span text:style-name="T3">Object Segmentation</text:span></text:p>
          <text:p text:style-name="P2"><text:span text:style-name="T3">&amp; Noise Remova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889cm" svg:x="12.756cm" svg:y="1.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044cm" svg:height="2.413cm" svg:x="14.051cm" svg:y="0.321cm">
          <text:p text:style-name="P2"><text:span text:style-name="T1">Step-3</text:span></text:p>
          <text:p text:style-name="P2"><text:span text:style-name="T3"/></text:p>
          <text:p text:style-name="P2"><text:span text:style-name="T3">Multi-Lable </text:span></text:p>
          <text:p text:style-name="P2"><text:span text:style-name="T3">Object Class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889cm" svg:x="18.355cm" svg:y="1.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2.794cm" svg:height="1.547cm" svg:x="-0.035cm" svg:y="0.956cm">
          <draw:text-box>
            <text:p><text:span text:style-name="T4">Input: </text:span></text:p>
            <text:p><text:span text:style-name="T5">Raw 3D Point Cloud</text:span></text:p>
          </draw:text-box>
        </draw:frame>
        <draw:frame draw:style-name="gr5" draw:text-style-name="P5" draw:layer="layout" svg:width="2.675cm" svg:height="1.905cm" svg:x="19.515cm" svg:y="0.575cm">
          <draw:text-box>
            <text:p><text:span text:style-name="T4">Output</text:span><text:span text:style-name="T5">: </text:span></text:p>
            <text:p><text:span text:style-name="T5">Object </text:span></text:p>
            <text:p><text:span text:style-name="T5">Clas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98cm" fo:page-height="3.3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1:28:40.762643157</meta:creation-date>
    <dc:date>2019-04-26T08:02:02.766479119</dc:date>
    <meta:editing-duration>PT10M24S</meta:editing-duration>
    <meta:editing-cycles>4</meta:editing-cycles>
    <meta:generator>LibreOffice/6.0.7.3$Linux_X86_64 LibreOffice_project/00m0$Build-3</meta:generator>
    <meta:document-statistic meta:object-count="9"/>
  </office:meta>
</office:document-meta>
</file>